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</text:p>
      <text:p text:style-name="P2">Compilador</text:p>
      <text:p text:style-name="P1"/>
      <text:p text:style-name="P1"/>
      <text:p text:style-name="P1"/>
      <text:p text:style-name="P4">Departamento de Computación</text:p>
      <text:p text:style-name="P4">FCEFQyN, Universidad Nacional de Río Cuarto</text:p>
      <text:p text:style-name="P4">Asignatura: Taller de Diseño de Software (Cod. 3306)</text:p>
      <text:p text:style-name="P4">Segundo Cuatrimestre de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<text:tab/><text:tab/><text:tab/><text:tab/><text:tab/><text:tab/> <text:span text:style-name="T1">Grupo:</text:span> <text:s/>Astorga Darío - astorgadm@gmail.com</text:p>
      <text:p text:style-name="P6"><text:tab/><text:tab/><text:tab/><text:tab/><text:tab/><text:tab/><text:tab/> <text:s text:c="2"/>Marconi Pablo - pablo.marconi.ar@gmail.com</text:p>
      <text:p text:style-name="P1"><text:soft-page-break/></text:p>
      <text:p text:style-name="P9">Descripción del proyecto 2014</text:p>
      <text:p text:style-name="P1"/>
      <text:p text:style-name="P8">El proyecto consiste en el diseño e implementación de un compilador para un lenguaje de programación simple, denominado C-TDS. El trabajo se abordo de una manera incremental, y se ha dividido en distintas etapas, para las cuales se han establecido plazos de entrega. En cada etapa se añadió a la anterior una nueva fase del compilador.</text:p>
      <text:p text:style-name="P8"/>
      <text:p text:style-name="P8">Creamos una especie de informe donde vamos documentando las decisiones de diseño e implementación de nuestro compilador.</text:p>
      <text:p text:style-name="P8"/>
      <text:p text:style-name="P8"/>
      <text:p text:style-name="P8"/>
      <text:p text:style-name="P1"><text:tab/><text:span text:style-name="T1">Índice</text:span></text:p>
      <text:p text:style-name="P8"><text:tab/><text:tab/>Descripción del Proyecto 2014 ................................................................................. 1</text:p>
      <text:p text:style-name="P8"><text:tab/><text:tab/>Tararira glotona ......................................................................................................... 2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23:41:09</meta:creation-date>
    <dc:date>2014-09-15T01:00:09</dc:date>
    <meta:editing-duration>PT1H17M3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2" meta:paragraph-count="14" meta:word-count="120" meta:character-count="1005" meta:non-whitespace-character-count="872"/>
  </office:meta>
</office:document-meta>
</file>